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d58b" officeooo:paragraph-rsid="0003d58b"/>
    </style:style>
    <style:style style:name="P2" style:family="paragraph" style:parent-style-name="Standard" style:list-style-name="L1">
      <style:text-properties officeooo:rsid="0003d58b" officeooo:paragraph-rsid="0003d58b"/>
    </style:style>
    <style:style style:name="P3" style:family="paragraph" style:parent-style-name="Standard">
      <style:text-properties officeooo:rsid="0003e223" officeooo:paragraph-rsid="0003e223"/>
    </style:style>
    <style:style style:name="P4" style:family="paragraph" style:parent-style-name="Standard">
      <style:text-properties officeooo:rsid="0003ff1a" officeooo:paragraph-rsid="0003ff1a"/>
    </style:style>
    <style:style style:name="P5" style:family="paragraph" style:parent-style-name="Standard">
      <style:text-properties officeooo:rsid="0003ff1a" officeooo:paragraph-rsid="00049a22"/>
    </style:style>
    <style:style style:name="T1" style:family="text">
      <style:text-properties officeooo:rsid="00049a2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trada e Saída:</text:p>
      <text:p text:style-name="P1">Entrada</text:p>
      <text:p text:style-name="P1"><text:tab/>getLine :: IO String</text:p>
      <text:p text:style-name="P1"><text:tab/>getChar :: IO Char</text:p>
      <text:p text:style-name="P1"><text:tab/>getContents :: IO String</text:p>
      <text:p text:style-name="P1"><text:tab/></text:p>
      <text:p text:style-name="P1">ex:</text:p>
      <text:p text:style-name="P1"><text:tab/>le_Int :: IO Int</text:p>
      <text:p text:style-name="P1"><text:tab/>le_Int do linha ← getLine</text:p>
      <text:p text:style-name="P1"><text:tab/><text:tab/><text:tab/>return (read linha :: Int)</text:p>
      <text:p text:style-name="P1"/>
      <text:p text:style-name="P1"/>
      <text:p text:style-name="P1">Saída:</text:p>
      <text:p text:style-name="P1"><text:tab/>putChar :: Char → IO()</text:p>
      <text:p text:style-name="P1"><text:tab/>putStr :: String → IO ()</text:p>
      <text:p text:style-name="P1"><text:tab/>…</text:p>
      <text:p text:style-name="P1"><text:tab/>print :: Show a =&gt; a → IO ()</text:p>
      <text:p text:style-name="P1">ex:</text:p>
      <text:p text:style-name="P1"><text:tab/>print 3.4567</text:p>
      <text:p text:style-name="P1"><text:tab/>print “Agora uma String”</text:p>
      <text:p text:style-name="P1"/>
      <text:p text:style-name="P1">Arquivos: </text:p>
      <text:p text:style-name="P1"><text:tab/>openFile</text:p>
      <text:list xml:id="list2932356170" text:style-name="L1">
        <text:list-item>
          <text:p text:style-name="P2">ReadMode</text:p>
        </text:list-item>
        <text:list-item>
          <text:p text:style-name="P2">WriteMode</text:p>
        </text:list-item>
        <text:list-item>
          <text:p text:style-name="P2">AppendMode</text:p>
        </text:list-item>
        <text:list-item>
          <text:p text:style-name="P2">ReadWriteMode</text:p>
          <text:p text:style-name="P2"/>
        </text:list-item>
      </text:list>
      <text:p text:style-name="P1"><text:tab/>hFlush</text:p>
      <text:p text:style-name="P1"><text:tab/>hGetChar</text:p>
      <text:p text:style-name="P1"><text:tab/>hGetLine</text:p>
      <text:p text:style-name="P1"><text:tab/>hGetCintents</text:p>
      <text:p text:style-name="P1"><text:tab/>hPutChar</text:p>
      <text:p text:style-name="P1"><text:tab/>hPutStr</text:p>
      <text:p text:style-name="P1"><text:tab/>hPutStrln</text:p>
      <text:p text:style-name="P1"><text:tab/>hFileSize</text:p>
      <text:p text:style-name="P1"><text:tab/>hClose</text:p>
      <text:p text:style-name="P1"/>
      <text:p text:style-name="P1"/>
      <text:p text:style-name="P3">ex:</text:p>
      <text:p text:style-name="P3"><text:tab/>import IO</text:p>
      <text:p text:style-name="P3"><text:tab/>w_arq_h :: IO ()</text:p>
      <text:p text:style-name="P3"><text:tab/>w_arq_h = do</text:p>
      <text:p text:style-name="P3"><text:tab/><text:tab/>fh ← openFile “teste.txt” WriteMode</text:p>
      <text:p text:style-name="P3"><text:tab/><text:tab/>hPutStr fh “Escrevendo \n”</text:p>
      <text:p text:style-name="P3"><text:tab/><text:tab/>hFlush fh</text:p>
      <text:p text:style-name="P3"><text:tab/><text:tab/>hClose fh</text:p>
      <text:p text:style-name="P3"/>
      <text:p text:style-name="P3"/>
      <text:p text:style-name="P4"><text:soft-page-break/>let e where</text:p>
      <text:p text:style-name="P4">ex:</text:p>
      <text:p text:style-name="P4"><text:tab/>calcChange r d = if troco &gt; 0</text:p>
      <text:p text:style-name="P4"><text:tab/><text:tab/>then troco</text:p>
      <text:p text:style-name="P4"><text:tab/><text:tab/>eles 0</text:p>
      <text:p text:style-name="P5"><text:tab/><text:tab/>where troco = d – r</text:p>
      <text:p text:style-name="P5"/>
      <text:p text:style-name="P5"/>
      <text:p text:style-name="P5"/>
      <text:p text:style-name="P5"/>
      <text:p text:style-name="P5"><text:tab/><text:span text:style-name="T1">overwrite x = let x = 2</text:span></text:p>
      <text:p text:style-name="P5"><text:tab/><text:tab/><text:span text:style-name="T1">in let x = 3</text:span></text:p>
      <text:p text:style-name="P5"><text:tab/><text:tab/> <text:span text:style-name="T1">in let x = 4</text:span></text:p>
      <text:p text:style-name="P5"><text:tab/><text:tab/> <text:s/><text:span text:style-name="T1">in x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1T17:54:52.985429119</meta:creation-date>
    <dc:date>2019-11-11T18:27:09.997769567</dc:date>
    <meta:editing-duration>PT32M16S</meta:editing-duration>
    <meta:editing-cycles>4</meta:editing-cycles>
    <meta:generator>LibreOffice/6.2.7.1$Linux_X86_64 LibreOffice_project/20$Build-1</meta:generator>
    <meta:document-statistic meta:table-count="0" meta:image-count="0" meta:object-count="0" meta:page-count="2" meta:paragraph-count="52" meta:word-count="143" meta:character-count="713" meta:non-whitespace-character-count="569"/>
  </office:meta>
</office:document-meta>
</file>